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2" text:outline-level="2">0 Introduction</text:h>
      <text:h text:style-name="Heading_20_3" text:outline-level="3">0.1 Key Idea</text:h>
      <text:p text:style-name="First_20_paragraph">The story of Stephen and Philip teaches us how the gospel spreads through martyrdom and the work of the Holy Spirit.</text:p>
      <text:h text:style-name="Heading_20_3" text:outline-level="3">0.2 Creedal Verse</text:h>
      <text:p text:style-name="First_20_paragraph">“So everyone who acknowledges me before men, I also will acknowledge before my Father who is in heaven, but whoever denies me before men, I also will deny before my Father who is in heaven.” Matthew 10:32-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text:p>
      <text:p text:style-name="PageBreakStyle"/>
      <text:h text:style-name="Heading_20_3" text:outline-level="3">0.4 Open Bible Story: Stephen and Philip</text:h>
      <text:h text:style-name="Heading_20_9" text:outline-level="9">45-01</text:h>
      <text:p text:style-name="First_20_paragraph"/>
      <text:p text:style-name="Text_20_body">One of the leaders among the first followers of Jesus was a man named Stephen. Everyone respected him. The Holy Spirit gave him much power and wisdom. Stephen did many miracles. Many people believed him when he taught them to trust in Jesus.</text:p>
      <text:h text:style-name="Heading_20_9" text:outline-level="9">45-02</text:h>
      <text:p text:style-name="First_20_paragraph"/>
      <text:p text:style-name="Text_20_body">One day when Stephen was teaching about Jesus, some Jews who did not believe in Jesus came and began to argue with him. They became very angry, so they went to the religious leaders and told lies about him. They said, “We heard Stephen speak evil things about Moses and God!” So the religious leaders arrested Stephen and brought him to the high priest and the other leaders of the Jews. More false witnesses came and lied to them about Stephen.</text:p>
      <text:h text:style-name="Heading_20_9" text:outline-level="9">45-03</text:h>
      <text:p text:style-name="First_20_paragraph"/>
      <text:p text:style-name="Text_20_body">The high priest asked Stephen, “Are these men telling the truth about you?” Stephen began to say many things in order to answer the high priest. He said that God had done many wonderful things for the people of Israel,from the time when Abraham lived to the time of Jesus. But the people had always disobeyed God. Stephen said, “You people are stubborn and rebellious against God. You always reject the Holy Spirit, just as our ancestors always rejected God and always killed his prophets. But you did something worse than they did! You killed the Messiah!”</text:p>
      <text:h text:style-name="Heading_20_9" text:outline-level="9">45-04</text:h>
      <text:p text:style-name="First_20_paragraph"/>
      <text:p text:style-name="Text_20_body">When the religious leaders heard this, they were so angry that they covered their ears and yelled loudly. They dragged Stephen out of the city and threw stones at him in order to kill him.</text:p>
      <text:h text:style-name="Heading_20_9" text:outline-level="9">45-05</text:h>
      <text:p text:style-name="First_20_paragraph"/>
      <text:p text:style-name="Text_20_body">As Stephen was dying, he cried out, “Jesus, receive my spirit.” He fell to his knees and cried out again, “Master, do not hold this sin against them.” Then he died.</text:p>
      <text:h text:style-name="Heading_20_9" text:outline-level="9">45-06</text:h>
      <text:p text:style-name="First_20_paragraph"/>
      <text:p text:style-name="Text_20_body">That day many people in Jerusalem started persecuting the followers of Jesus, so the believers fled to other places. But in spite of this, they preached about Jesus everywhere they went.</text:p>
      <text:h text:style-name="Heading_20_9" text:outline-level="9">45-07</text:h>
      <text:p text:style-name="First_20_paragraph"/>
      <text:p text:style-name="Text_20_body">There was a believer in Jesus named Philip. He fled from Jerusalem, as did most other believers. He went to the region of Samaria where he preached to people about Jesus. Many people believed him and were saved. One day, an angel came from God to Philip and told him to go into the wilderness, and to walk down a certain road. Philip went there. As he was walking on the road, he saw a man riding in his chariot. This man was an important official from the land of Ethiopia. The Holy Spirit told Philip to go and talk with this man.</text:p>
      <text:h text:style-name="Heading_20_9" text:outline-level="9">45-08</text:h>
      <text:p text:style-name="First_20_paragraph"/>
      <text:p text:style-name="Text_20_body">So Philip went to the chariot. He heard the Ethiopian reading God’s word. He was reading what the prophet Isaiah had written. The man read, “They led him like a lamb to be killed, and as a lamb is silent, he did not say a word. They treated him unfairly and did not respect him. They took his life away from him.”</text:p>
      <text:h text:style-name="Heading_20_9" text:outline-level="9">45-09</text:h>
      <text:p text:style-name="First_20_paragraph"/>
      <text:p text:style-name="Text_20_body">Philip asked the Ethiopian, “Do you understand what you are reading?” The Ethiopian replied, “No. I cannot understand it unless someone explains it to me. Please come and sit next to me. Was Isaiah writing about himself or someone else?”</text:p>
      <text:h text:style-name="Heading_20_9" text:outline-level="9">45-10</text:h>
      <text:p text:style-name="First_20_paragraph"/>
      <text:p text:style-name="Text_20_body">Philip got into the chariot and sat down. Then he told the Ethiopian man that Isaiah had written about Jesus. Philip also spoke about many other parts of God’s word. In this way, he told the man the good news about Jesus.</text:p>
      <text:h text:style-name="Heading_20_9" text:outline-level="9">45-11</text:h>
      <text:p text:style-name="First_20_paragraph"/>
      <text:p text:style-name="Text_20_body">As Philip and the Ethiopian traveled, they came to some water. The Ethiopian said, “Look! There is some water! May I be baptized?” And he told the driver to stop the chariot.</text:p>
      <text:h text:style-name="Heading_20_9" text:outline-level="9">45-12</text:h>
      <text:p text:style-name="First_20_paragraph"/>
      <text:p text:style-name="Text_20_body">So they went down into the water, and Philip baptized the Ethiopian. After they came up out of the water, the Holy Spirit suddenly carried Philip away to another place. There Philip continued to tell people about Jesus.</text:p>
      <text:h text:style-name="Heading_20_9" text:outline-level="9">45-13</text:h>
      <text:p text:style-name="First_20_paragraph"/>
      <text:p text:style-name="Text_20_body">The Ethiopian continued traveling toward his home. He was happy that he now knew Jesus.</text:p>
      <text:p text:style-name="Text_20_body"><text:span text:style-name="T1">A Bible story from: Acts 6-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45-01</text:h>
      <text:p text:style-name="First_20_paragraph">What was the name the key Christian leader at the beginning of this story?<text:line-break/>One of the leaders from the first followers of Jesus was named Stephen.</text:p>
      <text:p text:style-name="Text_20_body">What do we learn about Stephen?<text:line-break/>Everyone respected him, the Holy Spirit gave him much power and wisdom, and he did many miracles.</text:p>
      <text:p text:style-name="Text_20_body">How did many people respond to Stephen’s teaching?<text:line-break/>Many people believed him when he taught them to trust in Jesus.</text:p>
      <text:h text:style-name="Heading_20_4" text:outline-level="4">45-02</text:h>
      <text:p text:style-name="First_20_paragraph">How did some of the Jews who did not believe in Jesus respond to Stephen’s teaching?<text:line-break/>Some of the Jews that did not believe in Jesus argued with Stephen, they became angry, and told lies about Stephen to the religious leaders.</text:p>
      <text:p text:style-name="Text_20_body">What was the false charge that some Jews brought against Stephen?<text:line-break/>They said they heard Stephen speak evil things about Moses and God.</text:p>
      <text:p text:style-name="Text_20_body">What did the religious leaders do to Stephen?<text:line-break/>The religious leaders arrested Stephen and brought him to the high priest and other Jewish leaders.</text:p>
      <text:p text:style-name="Text_20_body">Who else came to testify against Stephen?<text:line-break/>More false witnesses told lies about Stephen.</text:p>
      <text:h text:style-name="Heading_20_4" text:outline-level="4">45-03</text:h>
      <text:p text:style-name="First_20_paragraph">What did the high priest ask Stephen?<text:line-break/>The high priest asked Stephen if the witnesses were speaking true things about him.</text:p>
      <text:p text:style-name="Text_20_body">How did Stephen respond to the high priest?<text:line-break/>Stephen said God did many wonderful things for the people of Israel, but the Israelites always disobeyed God.</text:p>
      <text:p text:style-name="Text_20_body">What did Stephen say about the people?<text:line-break/>Stephen told the people that they were stubborn, rebellious, and always reject the Holy Spirit just as the Jewish ancestors did.</text:p>
      <text:p text:style-name="Text_20_body">What did Stephen say the people had done that was worse than their ancestors?<text:line-break/>They killed the Messiah.</text:p>
      <text:h text:style-name="Heading_20_4" text:outline-level="4">45-04</text:h>
      <text:p text:style-name="First_20_paragraph">How did the religious leaders respond to Stephen’s rebuke?<text:line-break/>The religious leaders were so angry they covered their ears and yelled loudly.</text:p>
      <text:p text:style-name="Text_20_body">How did the religious leaders react to Stephen’s accusation?<text:line-break/>They dragged Stephen out of the city and threw stones at him in order to kill him.</text:p>
      <text:h text:style-name="Heading_20_4" text:outline-level="4">45-05</text:h>
      <text:p text:style-name="First_20_paragraph">What did Stephen say as he was dying?<text:line-break/>As Stephen was dying he said, “Jesus, receive my spirit.”</text:p>
      <text:p text:style-name="Text_20_body">What was the last thing Stephen said before he died?<text:line-break/>The last thing he said was, “Master, do not hold this sin against them.”</text:p>
      <text:h text:style-name="Heading_20_4" text:outline-level="4">45-06</text:h>
      <text:p text:style-name="First_20_paragraph">What happened to the believers on the day Stephen was killed?<text:line-break/>On the day Stephen was killed, many people in Jerusalem started persecuting followers of Jesus.</text:p>
      <text:p text:style-name="Text_20_body">What did the believers do when the persecution began in Jerusalem?<text:line-break/>They fled to other places and preached about Jesus wherever they went.</text:p>
      <text:p text:style-name="Text_20_body">Did the believers stop preaching about Jesus?<text:line-break/>No. The believers continued to preach about Jesus everywhere they went even though they were persecuted.</text:p>
      <text:h text:style-name="Heading_20_4" text:outline-level="4">45-07</text:h>
      <text:p text:style-name="First_20_paragraph">What Christian leader ministered in Samaria?<text:line-break/>Philip was a Christian leader who fled from Jerusalem and preached about Jesus to the people in Samaria.</text:p>
      <text:p text:style-name="Text_20_body">How did people respond to Philip’s preaching?<text:line-break/>Many people believed and were saved.</text:p>
      <text:p text:style-name="Text_20_body">What did an angel tell Philip to do?<text:line-break/>One day, an angel told Philip to go into the wilderness and walk on a certain road.</text:p>
      <text:p text:style-name="Text_20_body">Who did Philip meet on the road in the wilderness?<text:line-break/>He met an important official from Ethiopia who was riding in his chariot.</text:p>
      <text:p text:style-name="Text_20_body">What did the Holy Spirit tell Philip?<text:line-break/>The Holy Spirit told Philip to go and talk with Ethiopian official.</text:p>
      <text:h text:style-name="Heading_20_4" text:outline-level="4">45-08</text:h>
      <text:p text:style-name="First_20_paragraph">What was the Ethiopian official doing as Philip approached?<text:line-break/>He was reading what the prophet Isaiah wrote.</text:p>
      <text:p text:style-name="Text_20_body">What did the portion of Isaiah say?<text:line-break/>That particular passage in Isaiah said that people would lead the Messiah to slaughter, the Messiah would remain silent, people would mistreat and disrespect him, and people would kill him.</text:p>
      <text:h text:style-name="Heading_20_4" text:outline-level="4">45-09</text:h>
      <text:p text:style-name="First_20_paragraph">What question did Philip ask the Ethiopian official?<text:line-break/>Philip asked the Ethiopian official if he understood what he was reading.</text:p>
      <text:p text:style-name="Text_20_body">Did the official understand the prophecy that he was reading?<text:line-break/>No, he needed someone to explain it to him.</text:p>
      <text:p text:style-name="Text_20_body">What did Ethiopian official invite Philip to do?<text:line-break/>The Ethiopian official invited Philip to sit next to him and explain whether Isaiah was speaking about himself or someone else.</text:p>
      <text:h text:style-name="Heading_20_4" text:outline-level="4">45-10</text:h>
      <text:p text:style-name="First_20_paragraph">Did Philip accept the invitation of the Ethiopian official?<text:line-break/>Yes. Philip got into the chariot and sat down.</text:p>
      <text:p text:style-name="Text_20_body">Who did Philip say Isaiah had written about?<text:line-break/>He said Isaiah had written about Jesus.</text:p>
      <text:p text:style-name="Text_20_body">What else did Philip explain to the Ethiopian official?<text:line-break/>Philip spoke from many other parts of God’s word and told the man the good news about Jesus.</text:p>
      <text:h text:style-name="Heading_20_4" text:outline-level="4">45-11</text:h>
      <text:p text:style-name="First_20_paragraph">After Philip explained the prophecy and they came to some water, what did the Ethiopian ask Philip?<text:line-break/>The Ethiopian asked if he could be baptized and told the driver to stop the chariot.</text:p>
      <text:h text:style-name="Heading_20_4" text:outline-level="4">45-12</text:h>
      <text:p text:style-name="First_20_paragraph">What did Philip and the Ethiopian do after the driver stopped the chariot?<text:line-break/>Philip and the Ethiopian went down into the water and Philip baptized the Ethiopian.</text:p>
      <text:p text:style-name="Text_20_body">What happened to Philip after he baptized the Ethiopian official?<text:line-break/>The Holy Spirit carried Philip away to another place.</text:p>
      <text:p text:style-name="Text_20_body">What did Philip continue to do after he was taken away?<text:line-break/>After the Holy Spirit carried Philip to another place, Philip continued to tell people about Jesus.</text:p>
      <text:h text:style-name="Heading_20_4" text:outline-level="4">45-13</text:h>
      <text:p text:style-name="First_20_paragraph">What did the Ethiopian official do after Philip left him?<text:line-break/>He continued traveling toward his home, happy that he knew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5-01</text:h>
      <text:p text:style-name="First_20_paragraph"><text:span text:style-name="T2">The Holy Spirit gave him much power and wisdom</text:span> The Holy Spirit enabled Stephen to do powerful things, such as miracles. Also, the Holy Spirit gave Stephen understanding and discernment. How would you express <text:span text:style-name="T2">The Holy Spirit gave him much power and wisdom</text:span> to mean the Holy Spirit gave Stephen the ability to do miracles and gave him understanding?</text:p>
      <text:p/>
      <text:p text:style-name="Text_20_body"><text:span text:style-name="T2">Many people believed him when he taught them to trust in Jesus</text:span> Stephen taught people about Jesus. During these times of teaching, many people believed his message about Jesus and they put their trust in Jesus. How would you express <text:span text:style-name="T2">Many people believed him when he taught them to trust in Jesus</text:span> to mean many people trusted Jesus as a result of Stephen’s teaching?</text:p>
      <text:p/>
      <text:h text:style-name="Heading_20_4" text:outline-level="4">45-02</text:h>
      <text:p text:style-name="First_20_paragraph"><text:span text:style-name="T2">so they went to the religious leaders and told lies about him</text:span> Some Jews argued with Stephen and became very angry with Stephen and what he was teaching. The result of their anger was to say things that were not true about Stephen. How would you express <text:span text:style-name="T2">so they went to the religious leaders and told lies about him</text:span> to mean the result of the Jews becoming angry with Stephen was they said false things about him to the religious leaders?</text:p>
      <text:p/>
      <text:p text:style-name="Text_20_body"><text:span text:style-name="T2">We heard Stephen speak evil things about Moses and God!</text:span> The Jews who were angry with Stephen told the religious leaders that Stephen said wicked things about Moses and God. This was not true. Stephen did not say these things. The Jews gave this false report to try to harm Stephen The Jews expressed how angry they were with Stephen, and to try to make the other people angry with him as well. How would you express <text:span text:style-name="T2">We heard Stephen speak evil things about Moses and God!</text:span> as a strong statement that accused Stephen of saying disrespectful and wicked things about Moses and God?</text:p>
      <text:p/>
      <text:h text:style-name="Heading_20_4" text:outline-level="4">45-03</text:h>
      <text:p text:style-name="First_20_paragraph"><text:span text:style-name="T2">You always reject the Holy Spirit!</text:span> Stephen rebuked the people who were accusing him. He accused them of never obeying the Holy Spirit. How would you express <text:span text:style-name="T2">You always reject the Holy Spirit!</text:span> to mean the people continually refuse to listen to the Holy Spirit?</text:p>
      <text:p/>
      <text:p text:style-name="Text_20_body"><text:span text:style-name="T2">just as our ancestors always rejected God and always killed his prophets</text:span> Stephen said that the people accusing him were behaving just like the Jewish people who lived a long time ago. The Jews who lived a long time ago turned away from God and murdered God’s messengers. Stephen’s accusers were acting in a similar way by continually refusing to listen to the Holy Spirit. How would you express <text:span text:style-name="T2">just as our ancestors always rejected God and always killed his prophets</text:span> to mean Stephen’s accusers were acting in the same way the Jews did who lived a long time ago when they continually refused to listen to God and continually murdered his messengers?</text:p>
      <text:p/>
      <text:p text:style-name="Text_20_body"><text:span text:style-name="T2">But you did something worse than they did!</text:span> You killed the Messiah! Stephen made a strong statement to accuse the Jews of murdering the Messiah whom God had sent to them. The act of murdering the Messiah was far worse than what the Jews did who lived a long time ago. How would you express <text:span text:style-name="T2">But you did something worse than they did!</text:span> You killed the Messiah! as strong statements that accuse the people of doing something more evil than the ancient Israelites when they crucified the Messiah?</text:p>
      <text:p/>
      <text:h text:style-name="Heading_20_4" text:outline-level="4">45-04</text:h>
      <text:p text:style-name="First_20_paragraph"><text:span text:style-name="T2">covered their ears</text:span> The religious leaders were very angry at Stephen’s rebuke. They placed their hands over their ears as a symbolic action to show that they did not want to hear what Stephen said. How would you express <text:span text:style-name="T2">covered their ears</text:span> to mean they put their hands over their ears to show that they disliked what Stephen said and did not want to hear it any more?</text:p>
      <text:p/>
      <text:p text:style-name="Text_20_body"><text:span text:style-name="T2">yelled loudly</text:span> The religious leaders made very loud sounds with their voices. They were very upset and shouted in anger. How would you express <text:span text:style-name="T2">yelled loudly</text:span> to mean the religious leaders were very angry and made very loud sounds with their voices to show their anger?</text:p>
      <text:p/>
      <text:p text:style-name="Text_20_body"><text:span text:style-name="T2">They dragged Stephen out of the city</text:span> The people used force to take Stephen outside the main part of the city. How would you express <text:span text:style-name="T2">They dragged Stephen out of the city</text:span> to mean forcefully brought Stephen outside the city against his will?</text:p>
      <text:p/>
      <text:h text:style-name="Heading_20_4" text:outline-level="4">45-05</text:h>
      <text:p text:style-name="First_20_paragraph"><text:span text:style-name="T2">As Stephen was dying, he cried out</text:span> The people were throwing stones at Stephen to kill him. Stephen was almost dead. At this point in time, Stephen spoke very loudly. How would you express <text:span text:style-name="T2">As Stephen was dying, he cried out</text:span> to mean just before Stephen died he called out in a loud voice?</text:p>
      <text:p/>
      <text:p text:style-name="Text_20_body"><text:span text:style-name="T2">Jesus, receive my spirit</text:span> Stephen was almost dead. Soon, his physical body would no longer be alive. Stephen politely asked Jesus to take his spirit. How would you express <text:span text:style-name="T2">Jesus, receive my spirit</text:span> as a polite request for Jesus take his Stephen’s spirit and keep it alive and safe?</text:p>
      <text:p/>
      <text:p text:style-name="Text_20_body"><text:span text:style-name="T2">He fell to his knees</text:span> Stephen lowered himself down on his knees. This was an act of humble submission to God. How would you express <text:span text:style-name="T2">He fell to his knees</text:span> to mean Stephen knelt down and brought his body in a lowly and humble position that showed honor and submission to God?</text:p>
      <text:p/>
      <text:p text:style-name="Text_20_body"><text:span text:style-name="T2">do not hold this sin against them</text:span> Stephen knew that the people were sinning by killing him. Stephen did not want God to punish them for their sin. Stephen was asking God to forgiven them for killing him. How would you express <text:span text:style-name="T2">do not hold this sin against them</text:span> to mean do not consider them guilty of the sin of killing me and forgive their sin?</text:p>
      <text:p/>
      <text:h text:style-name="Heading_20_4" text:outline-level="4">45-06</text:h>
      <text:p text:style-name="First_20_paragraph"><text:span text:style-name="T2">That day many people in Jerusalem started persecuting the followers of Jesus</text:span> People were mistreating and violently oppressing believers of Jesus. This started on the day Stephen was killed. How would you express <text:span text:style-name="T2">That day many people in Jerusalem started persecuting the followers of Jesus</text:span> to mean people who lived in Jerusalem began oppressing and mistreating believers of Jesus on the same day Stephen was killed?</text:p>
      <text:p/>
      <text:p text:style-name="Text_20_body"><text:span text:style-name="T2">so the believers fled to other places</text:span> The believers moved to live in other locations. The reason they did this was because people were persecuting followers of Jesus. How would you express <text:span text:style-name="T2">so the believers fled to other places</text:span> to mean the result of people persecuting believers of Jesus was followers of Jesus scattered and moved to live in other places?</text:p>
      <text:p/>
      <text:p text:style-name="Text_20_body"><text:span text:style-name="T2">But in spite of opposition</text:span> The Jewish leaders thought they could stop the spread of Jesus’ teaching by persecuting his followers. Instead, this caused them to scatter and spread the message even more widely. How would you express <text:span text:style-name="T2">But in spite of opposition</text:span> to mean the believers continued to preached Jesus even though one would expect them to stop preaching because of the opposition and persecution they were experiencing?</text:p>
      <text:p/>
      <text:h text:style-name="Heading_20_4" text:outline-level="4">45-07</text:h>
      <text:p text:style-name="First_20_paragraph"><text:span text:style-name="T2">an angel came from God to Philip and told him to go into the wilderness</text:span> God sent an angel to deliver a message to Philip. The angel instructed Philip to go into a desert-like area where few people live. How would you express <text:span text:style-name="T2">an angel came from God to Philip and told him to go into the wilderness</text:span> to mean God sent a heavenly messenger to Philip and he instructed Philip to go into a remote place where not many people live?</text:p>
      <text:p/>
      <text:p text:style-name="Text_20_body"><text:span text:style-name="T2">This man was an important official from the land of Ethiopia</text:span> This man was from Ethiopia. Ethiopia is a country in Eastern Africa. The man had high status as a worker for the Ethiopian government. How would you express <text:span text:style-name="T2">This man was an important official from the land of Ethiopia</text:span> to mean the man riding in the chariot was a high ranking government worker for the Ethiopian government?</text:p>
      <text:p/>
      <text:h text:style-name="Heading_20_4" text:outline-level="4">45-08</text:h>
      <text:p text:style-name="First_20_paragraph"><text:span text:style-name="T2">They led him like a lamb to be killed</text:span> This passage refers to the Messiah. The Messiah is compared to a lamb. The passage predicts that the Messiah will die and his death will take place like people leading a lamb to be slaughtered. How would you express <text:span text:style-name="T2">They led him like a lamb to be killed</text:span> to mean people would kill the Messiah in a way that is similar to people leading a lamb to be slaughtered?</text:p>
      <text:p/>
      <text:p text:style-name="Text_20_body"><text:span text:style-name="T2">as a lamb is silent</text:span> This passage refers to the Messiah. It predicts that the Messiah will be killed. His death is compared to someone leading a lamb to be slaughtered. The lamb will die without making a sound. People will kill the Messiah and the Messiah will not make sound to resist his death. How would you express <text:span text:style-name="T2">as a lamb is silent</text:span> to mean like a lamb that does not make any sound even when it is about to be killed?</text:p>
      <text:p/>
      <text:h text:style-name="Heading_20_4" text:outline-level="4">45-09</text:h>
      <text:p text:style-name="First_20_paragraph"><text:span text:style-name="T2">Do you understand what you are reading?</text:span> The Ethiopian was intelligent and could read, but he lacked spiritual discernment. How would you express <text:span text:style-name="T2">Do you understand what you are reading?</text:span> as a question that asks if you understand the meaning of what you are reading?</text:p>
      <text:p/>
      <text:p text:style-name="Text_20_body"><text:span text:style-name="T2">Please come and sit next to me</text:span> It is implied here that Philip agreed to travel down the road with him to explain the scriptures. The Ethiopian official invited Philip to sit next to him in his chariot. How would you express <text:span text:style-name="T2">Please come and sit next to me</text:span> as a polite invitation that requests Philip to get aboard the chariot and sit next to the Ethiopian official?</text:p>
      <text:p/>
      <text:h text:style-name="Heading_20_4" text:outline-level="4">45-10</text:h>
      <text:p text:style-name="First_20_paragraph"><text:span text:style-name="T2">In this way, he told the man the good news about Jesus</text:span> Philip explained to the Ethiopian official that the passage in Isaiah was referring to the Messiah, Jesus. He also explained other passages of Scripture and used these passages to share the good news about Jesus. How would you express <text:span text:style-name="T2">In this way, he told the man the good news about Jesus</text:span> to mean Philip taught passages in the Old Testament Scripture to share the good news about Jesus saving people from their sin?</text:p>
      <text:p/>
      <text:h text:style-name="Heading_20_4" text:outline-level="4">45-11</text:h>
      <text:p text:style-name="First_20_paragraph"><text:span text:style-name="T2">some water</text:span> There was enough water that Philip and the Ethiopian official could get into it and put the official under the water. Perhaps the water was like a pond, lake, or stream. How would you express <text:span text:style-name="T2">some water</text:span> to mean a body of water large enough for the two men to get into the water and for Philip to baptize the Ethiopian official in the water?</text:p>
      <text:p/>
      <text:p text:style-name="Text_20_body"><text:span text:style-name="T2">May I be baptized?</text:span> The Ethiopian official asked Philip to baptize him. He wanted to be baptized and asked this question to clarify that there was not reason the prevented Philip from baptizing him. How would you express <text:span text:style-name="T2">May I be baptized?</text:span> as a question that asks Philip to baptize him?</text:p>
      <text:p/>
      <text:h text:style-name="Heading_20_4" text:outline-level="4">45-12</text:h>
      <text:p text:style-name="First_20_paragraph"><text:span text:style-name="T2">the Holy Spirit suddenly carried Philip away to another place</text:span> The Holy Spirit immediately took Philip away from that place and brought him to a different location. This happened instantly and in a moment. How would you express <text:span text:style-name="T2">the Holy Spirit suddenly carried Philip away to another place</text:span> to mean the Holy Spirit instantly snatched Philip away and brought him to a different location?</text:p>
      <text:p/>
      <text:p text:style-name="Text_20_body"><text:span text:style-name="T2">There Philip continued to tell people about Jesus</text:span> When Philip arrived in the different location, he preached the gospel to the people who lived there. How would you express <text:span text:style-name="T2">There Philip continued to tell people about Jesus</text:span> to mean Philip continued to preached in the place the Sprit brought him that Jesus can save people from their sins?</text:p>
      <text:p/>
      <text:h text:style-name="Heading_20_4" text:outline-level="4">45-13</text:h>
      <text:p text:style-name="First_20_paragraph"><text:span text:style-name="T2">He was happy that he now knew Jesus</text:span> The Ethiopian official traveled back to his country of Ethiopia and was very happy that he was saved from his sin because he had believed in Jesus. How would you express <text:span text:style-name="T2">He was happy that he now knew Jesus</text:span> to mean Ethiopian official was experiencing strong feelings of joy because he believed in Jesus and had his sins forgive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ministry of Stephen and Philip like? (45-01, 45-02, 45-04, 45-07)</text:h>
      <text:p text:style-name="First_20_paragraph">Stephen: Stephen was a believer of Jesus. He was a leader among the followers of Jesus. People respected him. The Holy Spirit gave him power and wisdom. He performed many miracles. Stephen taught people about Jesus and invited them to trust Jesus for their salvation. He died because he told others about Jesus. (45-01, 45-02, 45-04, 45-05)</text:p>
      <text:p/>
      <text:p text:style-name="Text_20_body">Philip: Philip was a follower of Jesus. He fled from persecution and traveled to Samaria to tell people about Jesus. (45-07)</text:p>
      <text:p/>
      <text:h text:style-name="Heading_20_5" text:outline-level="5">What was the message of the gospel that Stephen and Philip preached? (45-01, 45-03, 45-08, 45-09, 45-10, 45-11, 45-13)</text:h>
      <text:p text:style-name="First_20_paragraph">Jesus: Stephen and Philip told people about Jesus. The message of the gospel is about Jesus. (45-01, 45-07)</text:p>
      <text:p/>
      <text:p text:style-name="Text_20_body">Rebuke/Conviction: Stephen rebuked the people as being stubborn and rebellious. He said that they were acting just like the ancient Jewish people. He said that they continually rejected the Holy Spirit, reject God, and kill his messengers. Stephen explained that they acted worse than the ancient Israelites in that they killed the Messiah. The message of the gospel confronts us about our sin and rebellion against God. (45-03)</text:p>
      <text:p/>
      <text:p text:style-name="Text_20_body">Jesus’ Death: Philip met the Ethiopian official reading from the prophet Isaiah. He read about how people would mistreat, disrespect, and kill the Messiah. The Messiah did not resist the people would wanted him killed. He did not fully understand the meaning of what he was reading. So, Philip explained to him that the passage was speaking about Jesus. The message of the gospel announces that God sent his Messiah to die on the cross like a lamb that was slaughtered. (45-08, 45-09, 45-10)</text:p>
      <text:p/>
      <text:p text:style-name="Text_20_body">Good News of Salvation: Philip explained other parts of the Scripture and showed how Jesus saves people from their sins. This is good news. God’s planned to send Jesus to rescue his people from their sins by dying on the cross. The message of the gospel is the good news that Jesus can save people from their sin. (45-10)</text:p>
      <text:p/>
      <text:p text:style-name="Text_20_body">Baptism: The Ethiopian believed in Jesus and asked Philip to baptize him. The Ethiopian was from a different culture. But this did not prevent him from being a believer and a part of God’s community. Philip baptized him to show that he believed in Jesus, his sins were forgiven, and he was a member of God’s people. (45-11, 45-12)</text:p>
      <text:p/>
      <text:h text:style-name="Heading_20_5" text:outline-level="5">What different kinds of responses did people have to good news about Jesus? (45-01, 45-02, 45-03, 45-04, 45-05, 45-06, 45-07, 45-11, 45-12, 45-13)</text:h>
      <text:p text:style-name="First_20_paragraph">Conversion: Stephen and Philip told many people about Jesus. Many people believed in Jesus through the preaching of Stephen and Philip. (45-01, 45-07)</text:p>
      <text:p/>
      <text:p text:style-name="Text_20_body">Argument: Jews argued with Stephen. They did not agree with what he was saying about Jesus. (45-02)</text:p>
      <text:p/>
      <text:p text:style-name="Text_20_body">Anger: The Jews became angry with Stephen. When Stephen spoke to the religious leaders, they also became angry with him. Lies and Accusations: People told lies about Stephen to the religious leaders. They accused him of disrespecting God and Moses. False witnesses told lies about Stephen (45-02, 45-03)</text:p>
      <text:p text:style-name="Text_20_body">Rejection: The religious leaders were so angry with what Stephen said that they covered their ears and shouted loudly. They rejected what he said and did not want to continue to hear it. (45-04)</text:p>
      <text:p/>
      <text:p text:style-name="Text_20_body">Murder: The people dragged Stephen out of the city and three stones at him. They ended up killing him. (45-04, 45-05)</text:p>
      <text:p/>
      <text:p text:style-name="Text_20_body">Persecution: On the same day Stephen was killed, people started to persecute and oppress Christians. This caused believers to flee to other locations. (45-06)</text:p>
      <text:p/>
      <text:p text:style-name="Text_20_body">Baptism: The Ethiopian official asked Philip to baptize him. Because the official believed in Jesus, it was fitting for him to get baptized to show his faith in Jesus and join him to the church community. (45-11, 45-12)</text:p>
      <text:p/>
      <text:p text:style-name="Text_20_body">Joy: The Ethiopian was very happy that he believed and Jesus and his sins were forgiven. (45-13)</text:p>
      <text:p/>
      <text:h text:style-name="Heading_20_5" text:outline-level="5">How did the good news of Jesus spread so that many people came to believe in Jesus? (45-01, 45-02, 45-05, 45-06, 45-07, 45-12)</text:h>
      <text:p text:style-name="First_20_paragraph">Preaching: Stephen and Philip preached the message of Jesus. The told people about Jesus and invited them to believe in him. (45-01, 45-07)</text:p>
      <text:p/>
      <text:p text:style-name="Text_20_body">Travels: Philip traveled to other locations to preach the gospel. Many of the believers moved to different locations and shared the gospel with the people who lived in those regions. God calls some people to travel to different locations to share the gospel with others. (45-06, 45-07, 45-12)</text:p>
      <text:p/>
      <text:p text:style-name="Text_20_body">Martyrdom: Stephen died because of his faith in Jesus and commitment to preach the good news to others. His death demonstrate genuine faith in Christ. (45-05)</text:p>
      <text:p/>
      <text:p text:style-name="Text_20_body">Persecution: The people persecuted and mistreated the believers. This caused the believers to spread to various places. The believers shared the gospel with people in the places they went. (45-06)</text:p>
      <text:p/>
      <text:p text:style-name="Text_20_body">Divine Leading: God sent an angel to tell Philip to go into the wilderness and walk down a certain road where he would meet the Ethiopian official. Philip did not arrange this meeting. God arranged it. God also snatched Philip away from that location and brought him to another location where he continued to preach the gospel. (45-07, 45-12)</text:p>
      <text:p/>
      <text:p text:style-name="Text_20_body">Holy Spirit: The Holy Spirit empowered Stephen with wisdom. This wisdom allowed him to preach the gospel and defend it when the Jews argued against him. (45-01, 45-02).</text:p>
      <text:p/>
      <text:p text:style-name="Text_20_body">The Holy Spirit also told Philip to go to the Ethiopian official and talk with him. (45-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re elements of the gospel? What aspects of the gospel were evident in this story of the ministry of Stephen and Philip?</text:p>
        </text:list-item>
        <text:list-item>
          <text:p text:style-name="P1">How do people variously respond to the gospel? How does this story show different reactions to the gospel?</text:p>
        </text:list-item>
        <text:list-item>
          <text:p text:style-name="P1">How does God bring about the spread of the gospel? What does this story teach about how God caused the gospel spread and more people to come to believe in Jesus?</text:p>
        </text:list-item>
      </text:list>
      <text:p text:style-name="First_20_paragraph">##./obs_source/transclusions_2_drafting.md NOT FOUND!!</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is story continued to solidify your belief in the gospel?</text:p>
        </text:list-item>
        <text:list-item>
          <text:p text:style-name="P2">What kind of persecution and mistreatment have you experienced because of your faith in Jesus?</text:p>
        </text:list-item>
        <text:list-item>
          <text:p text:style-name="P2">How has God arranged circumstances for you to share the gospel with others?</text:p>
        </text:list-item>
        <text:list-item>
          <text:p text:style-name="P2">How can you be alert and watchful for God’s leading to share the gospel with others?</text:p>
        </text:list-item>
      </text:list>
      <text:p text:style-name="First_20_paragraph">##./obs_source/transclusions_3_checking.md NOT FOUND!!</text:p>
      <text:p text:style-name="PageBreakStyle"/>
      <text:p text:style-name="Text_20_body">##./obs_source/transclusions_4.md NOT FOUND!!</text:p>
      <text:p text:style-name="PageBreakStyle"/>
      <text:p text:style-name="Text_20_body">##./obs_source/transclusions_5.md NOT FOUND!!</text:p>
      <text:p text:style-name="PageBreakStyle"/>
      <text:p text:style-name="Text_20_body">##./obs_source/transclusions.md NOT FOU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5-24T11:34:57Z</meta:creation-date>
    <dc:date>2023-05-24T11:34:57Z</dc:date>
  </office:meta>
</office:document-meta>
</file>